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6.786cm"/>
    </style:style>
    <style:style style:name="co3" style:family="table-column">
      <style:table-column-properties fo:break-before="auto" style:column-width="1.976cm"/>
    </style:style>
    <style:style style:name="co4" style:family="table-column">
      <style:table-column-properties fo:break-before="auto" style:column-width="2.528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2.7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2.0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 style:data-style-name="N100">
      <style:table-cell-properties fo:wrap-option="wrap" style:vertical-align="middle"/>
    </style:style>
    <style:style style:name="ce13" style:family="table-cell" style:parent-style-name="Default">
      <style:table-cell-properties fo:background-color="#b3b3b3" style:vertical-align="middle"/>
    </style:style>
    <style:style style:name="ce3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vertical-align="middle"/>
      <style:text-properties style:text-line-through-style="solid" style:text-line-through-type="singl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line-through-style="solid" style:text-line-through-type="sing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4" office:value-type="string" calcext:value-type="string">
            <text:p>code instruction</text:p>
          </table:table-cell>
          <table:table-cell table:style-name="ce1" office:value-type="string" calcext:value-type="string">
            <text:p>description fonction</text:p>
          </table:table-cell>
          <table:table-cell table:style-name="ce4" office:value-type="string" calcext:value-type="string">
            <text:p>implémenté</text:p>
          </table:table-cell>
          <table:table-cell table:style-name="ce4" office:value-type="string" calcext:value-type="string">
            <text:p>comm ou</text:p>
            <text:p>interne</text:p>
          </table:table-cell>
          <table:table-cell table:style-name="ce4" office:value-type="string" calcext:value-type="string">
            <text:p>nombre arguments</text:p>
          </table:table-cell>
          <table:table-cell table:style-name="ce1" office:value-type="string" calcext:value-type="string">
            <text:p>liste arguments</text:p>
          </table:table-cell>
          <table:table-cell table:style-name="ce1" table:number-columns-repeated="1018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3" office:value-type="string" calcext:value-type="string">
            <text:p>aucune (requête parole)</text:p>
          </table:table-cell>
          <table:table-cell table:style-name="ce5" table:number-columns-repeated="3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13" office:value-type="string" calcext:value-type="string">
            <text:p>aucune (accord parole)</text:p>
          </table:table-cell>
          <table:table-cell table:style-name="ce5" table:number-columns-repeated="3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Z</text:p>
          </table:table-cell>
          <table:table-cell table:style-name="ce13" office:value-type="string" calcext:value-type="string">
            <text:p>aucune (fin parole)</text:p>
          </table:table-cell>
          <table:table-cell table:style-name="ce5" table:number-columns-repeated="3"/>
          <table:table-cell table:style-name="ce13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ode urgence (requêt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e → R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on requise (0 = arrête toi ; 1 = mets-toi en veille ; 2 = rentre à la bas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de urgence (info ou requête)</text:p>
          </table:table-cell>
          <table:table-cell office:value-type="string" calcext:value-type="string">
            <text:p>partiel</text:p>
          </table:table-cell>
          <table:table-cell office:value-type="string" calcext:value-type="string">
            <text:p>Rover → B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igine problème (0 = pas de problème ; 1 = coincé ; 2 = surchauffe ; 3 = déchargé ; 4 = ordre rejeté)</text:p>
            <text:p>action (0 = j’ai fini ce que tu m’as demandé ; 1 = je reviens à la base ; 2 = venir me chercher ; 3 = me dire où aller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mettre mess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(inter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îne de caractère sans « ; »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nsmettre bilan (requêt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e → R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de bilan (1 = msg_alerte ; 2 = successionOrdresMarche ; 3 = cheminSuivi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ansmettre bilan (répons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ver → B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 de bilan (1 = msg_alerte ; 2 = successionOrdresMarche ; 3 = cheminSuivi)</text:p>
            <text:p>et bila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nt actuel (requêt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e → Ro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on (0 = renseigne-moi ; 1 = fais-en ta prochaine cible)</text:p>
            <text:p><text:span text:style-name="T1">x (décimal avec un point) et y (décimal avec un point)</text:span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int actuel (répons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ver → B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(décimal avec un point) et y (décimal avec un point)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ientation rover (requêt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e → Ro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on (0 = renseigne-moi ; 1 = prends cette orientation)</text:p>
            <text:p>orientation en degrés (entier)</text:p>
          </table:table-cell>
          <table:table-cell table:number-columns-repeated="1018"/>
        </table:table-row>
        <table:table-row table:style-name="ro2">
          <table:table-cell table:style-name="Default"/>
          <table:table-cell office:value-type="string" calcext:value-type="string">
            <text:p>orientation rover (répons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ver → 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 par rapport à la demi-droite Ox, sens trigo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/>
          <table:table-cell table:style-name="ce17" table:number-columns-repeated="3"/>
          <table:table-cell table:style-name="ce10"/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ansmission données capteurs <text:span text:style-name="T1">(requête)</text:span></text:p>
            <text:p><text:span text:style-name="T1">(demande de permission)</text:span></text:p>
          </table:table-cell>
          <table:table-cell/>
          <table:table-cell office:value-type="string" calcext:value-type="string">
            <text:p>Rover → Bas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transmission données capteurs <text:span text:style-name="T1">(requête)</text:span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e → Rove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ransmission données capteurs <text:span text:style-name="T1">(réponse)</text:span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ver → Ba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donnée 1 (décimal avec un point) </text:span></text:p>
            <text:p><text:span text:style-name="T1">donnée 2</text:span> (décimal avec un point)</text:p>
            <text:p><text:span text:style-name="T1">donnée 3 (décimal avec un point)</text:span></text:p>
            <text:p><text:span text:style-name="T1">donnée 4 (décimal avec un point)</text:span></text:p>
            <text:p><text:span text:style-name="T1">donnée 5 (décimal avec un point)</text:span>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xécute cet ordre (requête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ase → R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re à exécuter (chaîne de caractère formatée, sans « ; »)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vancer (intern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(inter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 en mètres (décimal avec un point)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eculer (intern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(inter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 en mètres (décimal avec un point)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ourner à droite, sur place (intern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(inter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ourner à gauche, sur place (intern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(inter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5:13:00.5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5:36:59.504000000</meta:creation-date>
    <meta:generator>LibreOffice/7.2.1.2$Windows_X86_64 LibreOffice_project/87b77fad49947c1441b67c559c339af8f3517e22</meta:generator>
    <dc:date>2022-12-13T13:49:54.445000000</dc:date>
    <meta:editing-duration>P1DT2H34M</meta:editing-duration>
    <meta:editing-cycles>27</meta:editing-cycles>
    <meta:document-statistic meta:table-count="1" meta:cell-count="115" meta:object-count="0"/>
  </office:meta>
</office:document-meta>
</file>